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paragraph-rsid="0d1be4a7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28fb61"/>
    </style:style>
    <style:style style:name="P49" style:family="paragraph" style:parent-style-name="Standard">
      <style:text-properties officeooo:rsid="0dde9a1c" officeooo:paragraph-rsid="0ddfbc4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1" style:family="paragraph" style:parent-style-name="Footnote">
      <style:text-properties officeooo:rsid="043ccc66" officeooo:paragraph-rsid="0dca2508"/>
    </style:style>
    <style:style style:name="P52" style:family="paragraph" style:parent-style-name="Footnote">
      <style:text-properties officeooo:rsid="043ccc66" officeooo:paragraph-rsid="0e5afad8"/>
    </style:style>
    <style:style style:name="P53" style:family="paragraph" style:parent-style-name="Standard">
      <style:text-properties officeooo:paragraph-rsid="0e26e14b"/>
    </style:style>
    <style:style style:name="P54" style:family="paragraph" style:parent-style-name="Standard">
      <style:text-properties officeooo:paragraph-rsid="0e5c6890"/>
    </style:style>
    <style:style style:name="P55" style:family="paragraph" style:parent-style-name="Footnote">
      <style:text-properties officeooo:paragraph-rsid="0e72255e"/>
    </style:style>
    <style:style style:name="P56" style:family="paragraph" style:parent-style-name="Footnote">
      <style:text-properties officeooo:paragraph-rsid="0e81bf91"/>
    </style:style>
    <style:style style:name="P57" style:family="paragraph" style:parent-style-name="Footnote">
      <style:text-properties officeooo:paragraph-rsid="0e9381e6"/>
    </style:style>
    <style:style style:name="P58" style:family="paragraph" style:parent-style-name="Footnote">
      <style:text-properties officeooo:paragraph-rsid="0ea78533"/>
    </style:style>
    <style:style style:name="P59" style:family="paragraph" style:parent-style-name="Footnote">
      <style:text-properties officeooo:paragraph-rsid="0ead3525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ea9445c"/>
    </style:style>
    <style:style style:name="P72" style:family="paragraph" style:parent-style-name="Footnote">
      <style:text-properties officeooo:paragraph-rsid="0f8ed1b5"/>
    </style:style>
    <style:style style:name="P73" style:family="paragraph" style:parent-style-name="Standard">
      <style:text-properties officeooo:paragraph-rsid="0f8ed1b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5" style:family="paragraph" style:parent-style-name="Standard">
      <style:text-properties officeooo:paragraph-rsid="0f9a7319"/>
    </style:style>
    <style:style style:name="P76" style:family="paragraph" style:parent-style-name="Footnote">
      <style:text-properties officeooo:paragraph-rsid="0fa0a8ea"/>
    </style:style>
    <style:style style:name="P77" style:family="paragraph" style:parent-style-name="Standard">
      <style:text-properties officeooo:paragraph-rsid="0fab02b9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officeooo:rsid="04473353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underline-style="none"/>
    </style:style>
    <style:style style:name="T143" style:family="text">
      <style:text-properties fo:color="#000000" loext:opacity="100%" style:text-line-through-style="none" style:text-line-through-type="none" style:text-underline-style="none" officeooo:rsid="01657261"/>
    </style:style>
    <style:style style:name="T144" style:family="text">
      <style:text-properties fo:color="#000000" loext:opacity="100%" style:text-line-through-style="none" style:text-line-through-type="none" style:text-underline-style="none" officeooo:rsid="0382ccb7"/>
    </style:style>
    <style:style style:name="T145" style:family="text">
      <style:text-properties fo:color="#000000" loext:opacity="100%" style:text-line-through-style="none" style:text-line-through-type="none" style:text-underline-style="none" officeooo:rsid="0f486fef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style:font-size-asian="12pt" style:font-size-complex="12pt"/>
    </style:style>
    <style:style style:name="T266" style:family="text">
      <style:text-properties style:use-window-font-color="true" loext:opacity="0%" style:font-name="Liberation Sans" officeooo:rsid="0efd8e5c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officeooo:rsid="04473353"/>
    </style:style>
    <style:style style:name="T2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officeooo:rsid="0aace3cd"/>
    </style:style>
    <style:style style:name="T274" style:family="text">
      <style:text-properties officeooo:rsid="0e5635a7"/>
    </style:style>
    <style:style style:name="T275" style:family="text">
      <style:text-properties officeooo:rsid="0e80285f"/>
    </style:style>
    <style:style style:name="T276" style:family="text">
      <style:text-properties officeooo:rsid="0e838e2a"/>
    </style:style>
    <style:style style:name="T277" style:family="text">
      <style:text-properties officeooo:rsid="0e83c34e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officeooo:rsid="0f0ca65a"/>
    </style:style>
    <style:style style:name="T282" style:family="text">
      <style:text-properties officeooo:rsid="01657261"/>
    </style:style>
    <style:style style:name="T283" style:family="text">
      <style:text-properties officeooo:rsid="0f894f65"/>
    </style:style>
    <style:style style:name="T284" style:family="text">
      <style:text-properties officeooo:rsid="0f95a7a0"/>
    </style:style>
    <style:style style:name="T285" style:family="text">
      <style:text-properties officeooo:rsid="0f8f58b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56">C</text:span></text:span><text:span text:style-name="Strong_20_Emphasis"><text:span text:style-name="T155">hecklist voor </text:span></text:span><text:span text:style-name="Strong_20_Emphasis"><text:span text:style-name="T157">de installatie</text:span></text:span><text:span text:style-name="Strong_20_Emphasis"><text:span text:style-name="T155"> van </text:span>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Strong_20_Emphasis"><text:span text:style-name="T163"><text:user-field-get text:name="Version">22.04</text:user-field-get></text:span></text:span><text:span text:style-name="Strong_20_Emphasis"><text:span text:style-name="T159"><text:s/></text:span></text:span><text:span text:style-name="Strong_20_Emphasis"><text:span text:style-name="T160">LTS</text:span></text:span><text:span text:style-name="Strong_20_Emphasis"><text:span text:style-name="T160"><text:note text:id="ftn1" text:note-class="footnote"><text:note-citation>1</text:note-citation><text:note-body><text:p text:style-name="P72"><text:span text:style-name="T192">LTS</text:span><text:span text:style-name="T200"> </text:span><text:span text:style-name="T201">staat voor</text:span><text:span text:style-name="T199"> </text:span><text:span text:style-name="T192">Long-Term Support, langetermijnondersteuning, </text:span><text:span text:style-name="T202">en </text:span><text:span text:style-name="T203">d</text:span><text:span text:style-name="T202">eze </text:span><text:span text:style-name="Strong_20_Emphasis"><text:span text:style-name="T207"><text:user-field-get text:name="Distro">Ubuntu</text:user-field-get></text:span></text:span><text:span text:style-name="T202"><text:s/></text:span><text:span text:style-name="T208"><text:user-field-get text:name="Version">22.04</text:user-field-get></text:span><text:span text:style-name="T208"><text:s/></text:span><text:span text:style-name="T202">LTS </text:span><text:span text:style-name="Strong_20_Emphasis"><text:span text:style-name="T209"><text:user-field-get text:name="Edition">Server</text:user-field-get></text:span></text:span><text:span text:style-name="T202"><text:s/></text:span><text:span text:style-name="T204">(codenaam </text:span><text:span text:style-name="T206">j</text:span><text:span text:style-name="T278">ammy</text:span><text:span text:style-name="T204">) </text:span><text:span text:style-name="T201">van</text:span><text:span text:style-name="T198"> </text:span><text:span text:style-name="T196">april</text:span><text:span text:style-name="T194"> </text:span><text:span text:style-name="Strong_20_Emphasis"><text:span text:style-name="T88"><text:user-field-get style:data-style-name="N0" text:name="Releaseyear">2022</text:user-field-get></text:span></text:span><text:span text:style-name="T196"><text:s/></text:span><text:span text:style-name="T192">wordt </text:span><text:span text:style-name="T193">vijf</text:span><text:span text:style-name="T192"> jaar onder</text:span><text:span text:style-name="T205">steund</text:span><text:span text:style-name="T197"> </text:span><text:span text:style-name="T192">tot </text:span><text:span text:style-name="T196">april</text:span><text:span text:style-name="T191"> </text:span><text:span text:style-name="T192">202</text:span><text:span text:style-name="T196">7</text:span><text:span text:style-name="T195">.</text:span></text:p></text:note-body></text:note></text:span></text:span><text:span text:style-name="Strong_20_Emphasis"><text:span text:style-name="T161"> </text:span></text:span><text:span text:style-name="Strong_20_Emphasis"><text:span text:style-name="T162"><text:user-field-get text:name="Edition">Server</text:user-field-get></text:span></text:span><text:span text:style-name="Strong_20_Emphasis"><text:span text:style-name="T158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81">ONDERSTREEPTE</text:span></text:span><text:span text:style-name="T1"> </text:span><text:span text:style-name="T16">woorden</text:span><text:span text:style-name="T15"> het</text:span><text:span text:style-name="Strong_20_Emphasis"><text:span text:style-name="T214"> </text:span></text:span><text:span text:style-name="Strong_20_Emphasis"><text:span text:style-name="T215">tekstvak</text:span></text:span><text:span text:style-name="T16"> </text:span><text:span text:style-name="T21">in,</text:span><text:span text:style-name="T16"> </text:span><text:span text:style-name="T234">zie </text:span><text:span text:style-name="T266">[</text:span><text:span text:style-name="T234">toelichting</text:span><text:span text:style-name="T266">]</text:span><text:span text:style-name="T16">:</text:span></text:p>
      <text:p text:style-name="P2"><text:span text:style-name="Definition"><text:span text:style-name="T25">GEBRUIKER</text:span></text:span><text:span text:style-name="T241"><text:tab/><text:tab/></text:span><text:span text:style-name="T265"> <text:tab/><text:tab/></text:span><text:span text:style-name="T242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242"><text:tab/></text:span><text:span text:style-name="T243">[</text:span><text:span text:style-name="T237">volledige naam, bijv. </text:span><text:span text:style-name="T238">J</text:span><text:span text:style-name="T263">a</text:span><text:span text:style-name="T238">n </text:span><text:span text:style-name="T263">Jansen</text:span><text:span text:style-name="T264">]</text:span></text:p>
      <text:p text:style-name="P60"><text:span text:style-name="Definition"><text:span text:style-name="T236">g</text:span></text:span><text:span text:style-name="Definition">ebruikersnaam</text:span><text:span text:style-name="T235"><text:tab/></text:span><text:span text:style-name="T235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235"><text:tab/></text:span><text:span text:style-name="T9">[</text:span><text:span text:style-name="T8">korte naam, bijv. </text:span><text:span text:style-name="T169">j</text:span><text:span text:style-name="T170">a</text:span><text:span text:style-name="T169">n</text:span><text:span text:style-name="T171">]</text:span></text:p>
      <text:p text:style-name="P5"><text:span text:style-name="Definition"><text:span text:style-name="T283">servernaam</text:span></text:span><text:span text:style-name="T244"><text:tab/><text:tab/><text:tab/></text:span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text:tab/><text:span text:style-name="T250">[</text:span><text:span text:style-name="T246">naam van de </text:span><text:span text:style-name="T251">server</text:span><text:span text:style-name="T247">, </text:span><text:span text:style-name="T248">bijv. </text:span><text:span text:style-name="T251">sv</text:span><text:span text:style-name="T249">02</text:span><text:span text:style-name="T250">]</text:span></text:p>
      <text:p text:style-name="P1"><text:span text:style-name="Definition">OPSTARTMEnU</text:span><text:span text:style-name="T242"><text:tab/><text:tab/><text:tab/></text:span><text:span text:style-name="T242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242"><text:tab/></text:span><text:span text:style-name="T250">[</text:span><text:span text:style-name="T246">to</text:span><text:span text:style-name="T252">ets voor het opstartmedium</text:span><text:span text:style-name="T253">]</text:span></text:p>
      <text:p text:style-name="P4"><text:span text:style-name="Definition"><text:span text:style-name="T245">INSTELLINGE</text:span></text:span><text:span text:style-name="Definition">N</text:span><text:span text:style-name="T245"> <text:tab/><text:tab/><text:tab/></text:span><text:span text:style-name="T245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245"><text:tab/></text:span><text:span text:style-name="T250">[</text:span><text:span text:style-name="T246">toets voor het UEFI-BIOS-scherm</text:span><text:span text:style-name="T250">]</text:span></text:p>
      <text:p text:style-name="P3"><text:span text:style-name="Definition"><text:span text:style-name="T255">GEBRUIKER2</text:span></text:span><text:span text:style-name="T254"><text:tab/></text:span><text:span text:style-name="T265"> <text:tab/><text:tab/></text:span><text:span text:style-name="T242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242"><text:tab/></text:span><text:span text:style-name="T243">[</text:span><text:span text:style-name="T237">volledige naam </text:span><text:span text:style-name="T239">evt. 2</text:span><text:span text:style-name="T267">e</text:span><text:span text:style-name="T239"> gebruiker</text:span><text:span text:style-name="T240">]</text:span></text:p>
      <text:p text:style-name="P53"><text:span text:style-name="Definition"><text:span text:style-name="T255">GEBRUIKERSN</text:span></text:span><text:span text:style-name="Definition"><text:span text:style-name="T256">aa</text:span></text:span><text:span text:style-name="Definition"><text:span text:style-name="T255">M2</text:span></text:span><text:span text:style-name="Definition"><text:span text:style-name="T259"><text:tab/></text:span></text:span><text:span text:style-name="T235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235"><text:tab/></text:span><text:span text:style-name="T258">[</text:span><text:span text:style-name="T257">korte naam</text:span><text:span text:style-name="T260"> </text:span><text:span text:style-name="T261">evt. 2</text:span><text:span text:style-name="T268">e</text:span><text:span text:style-name="T261"> gebruiker</text:span><text:span text:style-name="T262">]</text:span></text:p>
      <text:p text:style-name="P6"><text:span text:style-name="T172">Vervang </text:span><text:span text:style-name="T176">de</text:span><text:span text:style-name="T172"> </text:span><text:span text:style-name="Definition"><text:span text:style-name="T26">ONDERSTREEPTE</text:span></text:span><text:span text:style-name="T172"> </text:span><text:span text:style-name="T173">woorden </text:span><text:span text:style-name="T172">in deze checklist door </text:span><text:span text:style-name="T176">d</text:span><text:span text:style-name="T177">i</text:span><text:span text:style-name="T176">e </text:span><text:span text:style-name="T175">in </text:span><text:span text:style-name="T177">het</text:span><text:span text:style-name="Strong_20_Emphasis"><text:span text:style-name="T51"> </text:span></text:span><text:span text:style-name="Strong_20_Emphasis"><text:span text:style-name="T63">tekstvak</text:span></text:span><text:span text:style-name="T172">.</text:span></text:p>
      <text:p text:style-name="P39"/>
      <text:p text:style-name="P39"/>
      <text:p text:style-name="P7"><text:span text:style-name="T182">Nieuwe installatie?</text:span><text:span text:style-name="T174"><text:tab/></text:span><text:span text:style-name="T179"></text:span><text:span text:style-name="T181"><text:tab/></text:span><text:span text:style-name="T180">B</text:span><text:span text:style-name="T174">egin bij hoofdstuk </text:span><text:span text:style-name="T182"><text:bookmark-ref text:reference-format="page" text:ref-name="__RefNumPara__4009_1271708128">2</text:bookmark-ref></text:span><text:span text:style-name="T174"><text:s text:c="2"/></text:span><text:span text:style-name="T183"><text:bookmark-ref text:reference-format="text" text:ref-name="__RefNumPara__4009_1271708128">Installatie uitvoeren</text:bookmark-ref></text:span><text:span text:style-name="T178">.</text:span></text:p>
      <text:p text:style-name="P25"/>
      <text:p text:style-name="P25"/>
      <text:list xml:id="list517890030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67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67"><draw:control text:anchor-type="as-char" draw:z-index="18" draw:name="Vorm3_ 2" draw:style-name="gr1" draw:text-style-name="P8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87">E</text:span></text:span><text:span text:style-name="User_20_Entry"><text:span text:style-name="T135">v</text:span></text:span><text:span text:style-name="User_20_Entry"><text:span text:style-name="T136">en</text:span></text:span><text:span text:style-name="User_20_Entry"><text:span text:style-name="T138">t</text:span></text:span><text:span text:style-name="User_20_Entry"><text:span text:style-name="T139">uele </text:span></text:span><text:span text:style-name="User_20_Entry"><text:span text:style-name="T140">extra </text:span></text:span><text:span text:style-name="Definition"><text:span text:style-name="T279">gebruiker</text:span></text:span><text:span text:style-name="User_20_Entry"><text:span text:style-name="T122">s</text:span></text:span><text:span text:style-name="User_20_Entry"><text:span text:style-name="T140"> aanmelden </text:span></text:span><text:span text:style-name="User_20_Entry"><text:span text:style-name="T141">en dezelfde stappen uitvoeren</text:span></text:span><text:span text:style-name="User_20_Entry"><text:span text:style-name="T137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19" draw:name="Vorm 2" draw:style-name="gr1" draw:text-style-name="P8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5">Installeer </text:span></text:span><text:span text:style-name="Strong_20_Emphasis"><text:span text:style-name="T62">pakket kz</text:span></text:span><text:span text:style-name="Strong_20_Emphasis"><text:span text:style-name="T62"><text:note text:id="ftn3" text:note-class="footnote"><text:note-citation>3</text:note-citation><text:note-body><text:p text:style-name="P59"><text:span text:style-name="T276">Debian-</text:span><text:span text:style-name="T277">p</text:span>akket kz plaatst documenten en scripts van Karel Zimmer <text:span text:style-name="T275">(zi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5"><text:span text:style-name="T5">Typ </text:span><text:span text:style-name="Strong_20_Emphasis"><text:span text:style-name="T47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3">bash</text:span></text:span><text:span text:style-name="User_20_Entry"><text:span text:style-name="T32"> kz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5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8"><draw:control text:anchor-type="as-char" draw:z-index="20" draw:name="Vorm 7" draw:style-name="gr1" draw:text-style-name="P8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6"><text:span text:style-name="Strong_20_Emphasis"><text:span text:style-name="T50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5"><text:span text:style-name="Strong_20_Emphasis"><text:span text:style-name="T65">Typ </text:span></text:span><text:span text:style-name="Strong_20_Emphasis"><text:span text:style-name="T47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D9" office:value-type="string">
            <text:p text:style-name="P77"><text:span text:style-name="Strong_20_Emphasis"><text:span text:style-name="T66">Selecteer</text:span></text:span><text:span text:style-name="Strong_20_Emphasis"><text:span text:style-name="T49"> </text:span></text:span><text:span text:style-name="Strong_20_Emphasis"><text:span text:style-name="T75">1 - Installatie voorbereide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0"/>
      <text:list xml:id="list192257737297866" text:continue-numbering="true" text:style-name="L1">
        <text:list-item>
          <text:p text:style-name="P80"><text:bookmark-start text:name="__RefNumPara__4009_1271708128"/><text:span text:style-name="Strong_20_Emphasis"><text:span text:style-name="T184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8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86">Start de computer op vanaf </text:span><text:span text:style-name="T189">een </text:span><text:span text:style-name="Strong_20_Emphasis"><text:span text:style-name="T167"><text:user-field-get text:name="Distro">Ubuntu</text:user-field-get></text:span></text:span><text:span text:style-name="T185"><text:s/></text:span><text:span text:style-name="T168"><text:user-field-get text:name="Version">22.04</text:user-field-get></text:span><text:span text:style-name="T80"><text:s/></text:span><text:span text:style-name="T83">L</text:span><text:span text:style-name="T84">T</text:span><text:span text:style-name="T83">S 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80">Live</text:span><text:span text:style-name="T80"><text:note text:id="ftn4" text:note-class="footnote"><text:note-citation>1</text:note-citation><text:note-body><text:p text:style-name="P76"><text:span text:style-name="T269">Vanaf een </text:span><text:span text:style-name="T284">L</text:span><text:span text:style-name="T269">ive </text:span><text:span text:style-name="T285">USB</text:span><text:span text:style-name="T273">-stick </text:span><text:span text:style-name="T274">(</text:span><text:span text:style-name="T273">of </text:span><text:span text:style-name="T285">DVD</text:span><text:span text:style-name="T274">)</text:span><text:span text:style-name="T23"> </text:span><text:span text:style-name="T269">kunt u opstarten en </text:span><text:span text:style-name="T17">met </text:span><text:span text:style-name="Strong_20_Emphasis"><text:span text:style-name="T207"><text:user-field-get text:name="Distro">Ubuntu</text:user-field-get></text:span></text:span><text:span text:style-name="Strong_20_Emphasis"><text:span text:style-name="T207"><text:s/></text:span></text:span><text:span text:style-name="T269">werken zonder enige bestanden op de harde schijf te wijzigen en maakt ook installatie van </text:span><text:span text:style-name="Strong_20_Emphasis"><text:span text:style-name="T207"><text:user-field-get text:name="Distro">Ubuntu</text:user-field-get></text:span></text:span><text:span text:style-name="Strong_20_Emphasis"><text:span text:style-name="T207"><text:s/></text:span></text:span><text:span text:style-name="T269">mogelijk.</text:span></text:p></text:note-body></text:note></text:span><text:span text:style-name="T80"> </text:span><text:span text:style-name="T85">USB</text:span><text:span text:style-name="T81">-stick</text:span><text:span text:style-name="T81"><text:note text:id="ftn5" text:note-class="footnote"><text:note-citation>2</text:note-citation><text:note-body><text:p text:style-name="P58"><text:span text:style-name="Strong_20_Emphasis"><text:span text:style-name="T117">In een grafische werkomgeving:<text:line-break/></text:span></text:span><text:span text:style-name="Strong_20_Emphasis"><text:span text:style-name="T89">Download </text:span></text:span><text:span text:style-name="Strong_20_Emphasis"><text:span text:style-name="T90">een </text:span></text:span><text:span text:style-name="Strong_20_Emphasis"><text:span text:style-name="T91">cd</text:span></text:span><text:span text:style-name="Strong_20_Emphasis"><text:span text:style-name="T118">-beeldbestand</text:span></text:span><text:span text:style-name="Strong_20_Emphasis"><text:span text:style-name="T92"> </text:span></text:span><text:span text:style-name="Strong_20_Emphasis"><text:span text:style-name="T93">(.iso) </text:span></text:span><text:span text:style-name="Strong_20_Emphasis"><text:span text:style-name="T92">vanaf </text:span></text:span><text:a xlink:type="simple" xlink:href="https://nl.releases.ubuntu.com/" text:style-name="Internet_20_link" text:visited-style-name="Visited_20_Internet_20_Link"><text:span text:style-name="Strong_20_Emphasis"><text:span text:style-name="T271">nl.releases.ubuntu.com</text:span></text:span></text:a><text:span text:style-name="Strong_20_Emphasis"><text:span text:style-name="T92">, </text:span></text:span><text:span text:style-name="Strong_20_Emphasis"><text:span text:style-name="T94">klik op</text:span></text:span><text:span text:style-name="Strong_20_Emphasis"><text:span text:style-name="T95"> </text:span></text:span><text:span text:style-name="Strong_20_Emphasis"><text:span text:style-name="T125">Ubuntu 2</text:span></text:span><text:span text:style-name="Strong_20_Emphasis"><text:span text:style-name="T126">2</text:span></text:span><text:span text:style-name="Strong_20_Emphasis"><text:span text:style-name="T125">.04... LTS (Jammy Jellyfish)</text:span></text:span><text:span text:style-name="Strong_20_Emphasis"><text:span text:style-name="T95">, </text:span></text:span><text:span text:style-name="Strong_20_Emphasis"><text:span text:style-name="T96">en </text:span></text:span><text:span text:style-name="Strong_20_Emphasis"><text:span text:style-name="T94">klik </text:span></text:span><text:span text:style-name="Strong_20_Emphasis"><text:span text:style-name="T96">vervolgens </text:span></text:span><text:span text:style-name="Strong_20_Emphasis"><text:span text:style-name="T97">achter</text:span></text:span><text:span text:style-name="Strong_20_Emphasis"><text:span text:style-name="T96"> </text:span></text:span><text:span text:style-name="Strong_20_Emphasis"><text:span text:style-name="T131">Server install</text:span></text:span><text:span text:style-name="Strong_20_Emphasis"><text:span text:style-name="T127"> image</text:span></text:span><text:span text:style-name="Strong_20_Emphasis"><text:span text:style-name="T96"> </text:span></text:span><text:span text:style-name="Strong_20_Emphasis"><text:span text:style-name="T97">op </text:span></text:span><text:span text:style-name="Strong_20_Emphasis"><text:span text:style-name="T123">64-bit PC (AMD64) </text:span></text:span><text:span text:style-name="Strong_20_Emphasis"><text:span text:style-name="T124">server install</text:span></text:span><text:span text:style-name="Strong_20_Emphasis"><text:span text:style-name="T123"> image</text:span></text:span><text:span text:style-name="Strong_20_Emphasis"><text:span text:style-name="T121">.</text:span></text:span><text:span text:style-name="Strong_20_Emphasis"><text:span text:style-name="T96"><text:line-break/></text:span></text:span><text:span text:style-name="Strong_20_Emphasis"><text:span text:style-name="T94">P</text:span></text:span><text:span text:style-name="Strong_20_Emphasis"><text:span text:style-name="T89">laats </text:span></text:span><text:span text:style-name="Strong_20_Emphasis"><text:span text:style-name="T90">een </text:span></text:span><text:span text:style-name="Strong_20_Emphasis"><text:span text:style-name="T91">usb</text:span></text:span><text:span text:style-name="Strong_20_Emphasis"><text:span text:style-name="T90">-stick </text:span></text:span><text:span text:style-name="Strong_20_Emphasis"><text:span text:style-name="T119">va</text:span></text:span><text:span text:style-name="Strong_20_Emphasis"><text:span text:style-name="T98">n </text:span></text:span><text:span text:style-name="Strong_20_Emphasis"><text:span text:style-name="T99">min</text:span></text:span><text:span text:style-name="Strong_20_Emphasis"><text:span text:style-name="T100">imaal</text:span></text:span><text:span text:style-name="Strong_20_Emphasis"><text:span text:style-name="T99"> </text:span></text:span><text:span text:style-name="Strong_20_Emphasis"><text:span text:style-name="T101">4</text:span></text:span><text:span text:style-name="Strong_20_Emphasis"><text:span text:style-name="T99"> GB. <text:line-break/></text:span></text:span><text:span text:style-name="Strong_20_Emphasis"><text:span text:style-name="T120">Zoek</text:span></text:span><text:span text:style-name="Strong_20_Emphasis"><text:span text:style-name="T99"> </text:span></text:span><text:span text:style-name="Strong_20_Emphasis"><text:span text:style-name="T128">s</text:span></text:span><text:span text:style-name="Strong_20_Emphasis"><text:span text:style-name="T129">ch</text:span></text:span><text:span text:style-name="Strong_20_Emphasis"><text:span text:style-name="T99"> en klik op het pictogram van</text:span></text:span><text:span text:style-name="Strong_20_Emphasis"><text:span text:style-name="T102"> </text:span></text:span><text:span text:style-name="Strong_20_Emphasis"><text:span text:style-name="T132">Schijven</text:span></text:span><text:span text:style-name="Strong_20_Emphasis"><text:span text:style-name="T103">. Selecteer de </text:span></text:span><text:span text:style-name="Strong_20_Emphasis"><text:span text:style-name="T104">usb</text:span></text:span><text:span text:style-name="Strong_20_Emphasis"><text:span text:style-name="T103">-stick in de lijst van schijven aan de linkerkant en klik rechtsboven op </text:span></text:span><text:span text:style-name="Strong_20_Emphasis"><text:span text:style-name="T130">Schijfinstellingen</text:span></text:span><text:span text:style-name="Strong_20_Emphasis"><text:span text:style-name="T103"> </text:span></text:span><text:span text:style-name="Strong_20_Emphasis"><text:span text:style-name="T130">⋮</text:span></text:span><text:span text:style-name="Strong_20_Emphasis"><text:span text:style-name="T103"> (icoontje met de drie puntjes).</text:span></text:span></text:p><text:p text:style-name="P55"><text:span text:style-name="Strong_20_Emphasis"><text:span text:style-name="T103"><text:tab/>Kies </text:span></text:span><text:span text:style-name="Strong_20_Emphasis"><text:span text:style-name="T130">Schijfkopie terugzetten</text:span></text:span><text:span text:style-name="Strong_20_Emphasis"><text:span text:style-name="T103"> en selecteer </text:span></text:span><text:span text:style-name="Strong_20_Emphasis"><text:span text:style-name="T105">het net</text:span></text:span><text:span text:style-name="Strong_20_Emphasis"><text:span text:style-name="T106"> gedownloade </text:span></text:span><text:span text:style-name="Strong_20_Emphasis"><text:span text:style-name="T107">cd</text:span></text:span><text:span text:style-name="T18">-beeldbestand </text:span><text:span text:style-name="T19">(.iso)</text:span><text:span text:style-name="Strong_20_Emphasis"><text:span text:style-name="T106">.</text:span></text:span></text:p><text:p text:style-name="P57"><text:span text:style-name="Strong_20_Emphasis"><text:span text:style-name="T103"><text:tab/>Klik op </text:span></text:span><text:span text:style-name="Strong_20_Emphasis"><text:span text:style-name="T130">Terugzetten starten</text:span></text:span><text:span text:style-name="Strong_20_Emphasis"><text:span text:style-name="T103"> en vervolgens op </text:span></text:span><text:span text:style-name="Strong_20_Emphasis"><text:span text:style-name="T130">Terugzetten</text:span></text:span><text:span text:style-name="Strong_20_Emphasis"><text:span text:style-name="T108">.<text:line-break/></text:span></text:span><text:span text:style-name="Strong_20_Emphasis"><text:span text:style-name="T109">O</text:span></text:span><text:span text:style-name="Strong_20_Emphasis"><text:span text:style-name="T90">f </text:span></text:span><text:span text:style-name="Strong_20_Emphasis"><text:span text:style-name="T110">gebruik </text:span></text:span><text:span text:style-name="Strong_20_Emphasis"><text:span text:style-name="T111">het programma </text:span></text:span><text:span text:style-name="Strong_20_Emphasis"><text:span text:style-name="T133">Etche</text:span></text:span><text:span text:style-name="Strong_20_Emphasis"><text:span text:style-name="T134">r</text:span></text:span><text:span text:style-name="Strong_20_Emphasis"><text:span text:style-name="T111"> </text:span></text:span><text:span text:style-name="Strong_20_Emphasis"><text:span text:style-name="T112">(</text:span></text:span><text:a xlink:type="simple" xlink:href="https://www.balena.io/etcher/" text:style-name="Internet_20_link" text:visited-style-name="Visited_20_Internet_20_Link"><text:span text:style-name="Strong_20_Emphasis"><text:span text:style-name="T272">etcher.io</text:span></text:span></text:a><text:span text:style-name="Strong_20_Emphasis"><text:span text:style-name="T112">) </text:span></text:span><text:span text:style-name="Strong_20_Emphasis"><text:span text:style-name="T113">dat </text:span></text:span><text:span text:style-name="Strong_20_Emphasis"><text:span text:style-name="T90">beschikbaar </text:span></text:span><text:span text:style-name="Strong_20_Emphasis"><text:span text:style-name="T113">is </text:span></text:span><text:span text:style-name="Strong_20_Emphasis"><text:span text:style-name="T90">voor </text:span></text:span><text:span text:style-name="Strong_20_Emphasis"><text:span text:style-name="T103">Windows, </text:span></text:span><text:span text:style-name="Strong_20_Emphasis"><text:span text:style-name="T114">mac</text:span></text:span><text:span text:style-name="Strong_20_Emphasis"><text:span text:style-name="T115">OS</text:span></text:span><text:span text:style-name="Strong_20_Emphasis"><text:span text:style-name="T111">, </text:span></text:span><text:span text:style-name="Strong_20_Emphasis"><text:span text:style-name="T112">en </text:span></text:span><text:span text:style-name="Strong_20_Emphasis"><text:span text:style-name="T111">Linux</text:span></text:span><text:span text:style-name="Strong_20_Emphasis"><text:span text:style-name="T116">.</text:span></text:span></text:p></text:note-body></text:note></text:span><text:span text:style-name="T80"> </text:span><text:span text:style-name="T82">of </text:span><text:span text:style-name="T85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" office:value-type="string">
            <text:p text:style-name="P36"><text:span text:style-name="T143">Opstart/</text:span><text:span text:style-name="T144">bootmenu</text:span><text:span text:style-name="T143"> </text:span><text:span text:style-name="T142">via </text:span><text:span text:style-name="Definition"><text:span text:style-name="T282">opstartmenu</text:span></text:span><text:span text:style-name="T142"> </text:span><text:span text:style-name="T145">en</text:span><text:span text:style-name="T142"> </text:span><text:span text:style-name="T143">instellingen/</text:span><text:span text:style-name="T144">setup</text:span><text:span text:style-name="T142"> via </text:span><text:span text:style-name="Definition"><text:span text:style-name="T7">instellinge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45"/></text:span></text:p>
          </table:table-cell>
          <table:table-cell table:style-name="_32_._5f_Installatie_5f_uitvoeren.C3" office:value-type="string">
            <text:p text:style-name="P24"><text:span text:style-name="Strong_20_Emphasis"><text:span text:style-name="T66">Selecteer</text:span></text:span><text:span text:style-name="Strong_20_Emphasis"><text:span text:style-name="T42"> </text:span></text:span><text:span text:style-name="Strong_20_Emphasis"><text:span text:style-name="T71">Try or Install Ubuntu </text:span></text:span><text:span text:style-name="Strong_20_Emphasis"><text:span text:style-name="T72">Server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5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installatie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86"><draw:control text:anchor-type="as-char" draw:z-index="17" draw:name="Vorm 6" draw:style-name="gr1" draw:text-style-name="P8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87">Kies</text:span><text:span text:style-name="T188"> </text:span><text:span text:style-name="T190">Nederlands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25">Bij</text:span><text:span text:style-name="T217"> </text:span><text:span text:style-name="Strong_20_Emphasis"><text:span text:style-name="T223">Profile setup</text:span></text:span><text:span text:style-name="T217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0" office:value-type="string">
            <text:p text:style-name="P16"><text:span text:style-name="T222">V</text:span><text:span text:style-name="T218">ul </text:span><text:span text:style-name="T219">in </text:span><text:span text:style-name="Strong_20_Emphasis"><text:span text:style-name="T223">Your</text:span></text:span><text:span text:style-name="Strong_20_Emphasis"><text:span text:style-name="T220"> n</text:span></text:span><text:span text:style-name="Strong_20_Emphasis"><text:span text:style-name="T221">a</text:span></text:span><text:span text:style-name="Strong_20_Emphasis"><text:span text:style-name="T223">me</text:span></text:span><text:span text:style-name="Strong_20_Emphasis"><text:span text:style-name="T211"> </text:span></text:span><text:span text:style-name="Definition"><text:span text:style-name="T4">gebruiker</text:span></text:span><text:span text:style-name="Strong_20_Emphasis"><text:span text:style-name="T212">, <text:line-break/></text:span></text:span><text:span text:style-name="Strong_20_Emphasis"><text:span text:style-name="T223">Your server</text:span></text:span><text:span text:style-name="Strong_20_Emphasis"><text:span text:style-name="T226">'</text:span></text:span><text:span text:style-name="Strong_20_Emphasis"><text:span text:style-name="T227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1">,<text:line-break/></text:span></text:span><text:span text:style-name="Strong_20_Emphasis"><text:span text:style-name="T224">Pick a username</text:span></text:span><text:span text:style-name="Strong_20_Emphasis"><text:span text:style-name="T211"> </text:span></text:span><text:span text:style-name="Definition"><text:span text:style-name="T4">gebruikersnaam</text:span></text:span><text:span text:style-name="Strong_20_Emphasis"><text:span text:style-name="T211">,<text:line-break/></text:span></text:span><text:span text:style-name="Strong_20_Emphasis"><text:span text:style-name="T213">g</text:span></text:span><text:span text:style-name="Strong_20_Emphasis"><text:span text:style-name="T210">eef tweemaal een </text:span></text:span><text:span text:style-name="Strong_20_Emphasis"><text:span text:style-name="T216">wachtwoord</text:span></text:span><text:span text:style-name="Strong_20_Emphasis"><text:span text:style-name="T210">.</text:span></text:span></text:p>
          </table:table-cell>
        </table:table-row>
      </table:table>
      <text:p text:style-name="P40"><text:span text:style-name="Strong_20_Emphasis"><text:span text:style-name="T69"/></text:span></text:p>
      <text:list xml:id="list192257732523427" text:continue-numbering="true" text:style-name="L1">
        <text:list-item>
          <text:p text:style-name="P79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41"><text:span text:style-name="Strong_20_Emphasis"><text:span text:style-name="T4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68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41">Aanmelden als </text:span></text:span><text:span text:style-name="Definition"><text:span text:style-name="T10">gebruiker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0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8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45">Installeer </text:span></text:span><text:span text:style-name="Strong_20_Emphasis"><text:span text:style-name="T62">pakket kz</text:span></text:span><text:span text:style-name="Strong_20_Emphasis"><text:span text:style-name="T62"><text:note text:id="ftn6" text:note-class="footnote"><text:note-citation>1</text:note-citation><text:note-body><text:p text:style-name="P56"><text:span text:style-name="T276">Debian-p</text:span>akket kz plaatst documenten en scripts van Karel Zimmer <text:span text:style-name="T275">(zie 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5"/></text:span></text:p>
          </table:table-cell>
          <table:table-cell table:style-name="_33_._5f_Installatie_5f_afronden.C4" office:value-type="string">
            <text:p text:style-name="P75"><text:span text:style-name="T5">Typ </text:span><text:span text:style-name="Strong_20_Emphasis"><text:span text:style-name="T47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3">bash</text:span></text:span><text:span text:style-name="User_20_Entry"><text:span text:style-name="T32"> kz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68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1"><text:span text:style-name="Strong_20_Emphasis"><text:span text:style-name="T54">Rond de</text:span></text:span><text:span text:style-name="Strong_20_Emphasis"><text:span text:style-name="T55"> installatie </text:span></text:span><text:span text:style-name="Strong_20_Emphasis"><text:span text:style-name="T54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75"><text:span text:style-name="Strong_20_Emphasis"><text:span text:style-name="T65">Typ </text:span></text:span><text:span text:style-name="Strong_20_Emphasis"><text:span text:style-name="T47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5"/></text:span></text:p>
          </table:table-cell>
          <table:table-cell table:style-name="_33_._5f_Installatie_5f_afronden.C9" office:value-type="string">
            <text:p text:style-name="P77"><text:span text:style-name="Strong_20_Emphasis"><text:span text:style-name="T66">Selecteer</text:span></text:span><text:span text:style-name="Strong_20_Emphasis"><text:span text:style-name="T52"> </text:span></text:span><text:span text:style-name="Strong_20_Emphasis"><text:span text:style-name="T76">3 - Installatie afronde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41"><text:tab/></text:span></text:span></text:p>
      <text:p text:style-name="P42"><text:span text:style-name="Strong_20_Emphasis"><text:span text:style-name="T53"/></text:span></text:p>
      <text:p text:style-name="P43"><text:span text:style-name="Strong_20_Emphasis"><text:span text:style-name="T49"/></text:span></text:p>
      <text:list xml:id="list192258145364762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68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8"><text:span text:style-name="Strong_20_Emphasis"><text:span text:style-name="T68"><draw:control text:anchor-type="as-char" draw:z-index="21" draw:name="Vorm40_ 1" draw:style-name="gr1" draw:text-style-name="P83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1">Aanmelden als </text:span></text:span><text:span text:style-name="Definition"><text:span text:style-name="T10">gebruiker</text:span></text:span><text:span text:style-name="Strong_20_Emphasis"><text:span text:style-name="T56"><text:note text:id="ftn7" text:note-class="footnote"><text:note-citation>1</text:note-citation><text:note-body><text:p text:style-name="P52"><text:span text:style-name="User_20_Entry"><text:span text:style-name="T146">E</text:span></text:span><text:span text:style-name="User_20_Entry"><text:span text:style-name="T148">ventuele extra </text:span></text:span><text:span text:style-name="Definition"><text:span text:style-name="T280">gebruiker</text:span></text:span><text:span text:style-name="User_20_Entry"><text:span text:style-name="T147">s</text:span></text:span><text:span text:style-name="User_20_Entry"><text:span text:style-name="T148"> aanmelden en dezelfde stappen uitvoeren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8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69"><text:span text:style-name="Strong_20_Emphasis"><text:span text:style-name="T68"><draw:control text:anchor-type="as-char" draw:z-index="22" draw:name="Vorm40_ 2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57">R</text:span></text:span><text:span text:style-name="Strong_20_Emphasis"><text:span text:style-name="T58">icht </text:span></text:span><text:span text:style-name="Strong_20_Emphasis"><text:span text:style-name="T59">de </text:span></text:span><text:span text:style-name="Strong_20_Emphasis"><text:span text:style-name="T64">gebruiker</text:span></text:span><text:span text:style-name="Strong_20_Emphasis"><text:span text:style-name="T58"> </text:span></text:span><text:span text:style-name="Strong_20_Emphasis"><text:span text:style-name="T60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5"><text:span text:style-name="Strong_20_Emphasis"><text:span text:style-name="T65">Typ </text:span></text:span><text:span text:style-name="Strong_20_Emphasis"><text:span text:style-name="T47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77"><text:span text:style-name="Strong_20_Emphasis"><text:span text:style-name="T66">Selecteer</text:span></text:span><text:span text:style-name="Strong_20_Emphasis"><text:span text:style-name="T52"> </text:span></text:span><text:span text:style-name="Strong_20_Emphasis"><text:span text:style-name="T77">4 - Gebruiker inrichten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><text:span text:style-name="Strong_20_Emphasis"><text:span text:style-name="T61"/></text:span></text:p>
      <text:p text:style-name="P38"/>
      <text:p text:style-name="P29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Strong_20_Emphasis"><text:span text:style-name="T165"><text:user-field-get text:name="Distro">Ubuntu</text:user-field-get></text:span></text:span><text:span text:style-name="T153"><text:s/></text:span><text:span text:style-name="T154"><text:user-field-get text:name="Version">22.04</text:user-field-get></text:span><text:span text:style-name="Strong_20_Emphasis"><text:span text:style-name="T166"><text:s/></text:span></text:span><text:span text:style-name="Strong_20_Emphasis"><text:span text:style-name="T164">LTS</text:span></text:span><text:span text:style-name="T3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151">is voltooid.</text:span></text:p>
      <text:p text:style-name="P13"/>
      <text:p text:style-name="P8"><text:span text:style-name="Emphasis"><text:span text:style-name="T231">Geschreven </text:span></text:span><text:span text:style-name="Emphasis"><text:span text:style-name="T229">d</text:span></text:span><text:span text:style-name="Emphasis"><text:span text:style-name="T23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2">Karel Zimmer</text:span></text:span></text:a><text:span text:style-name="Emphasis"><text:span text:style-name="T23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3">CC0 1.0 Universeel</text:span></text:span></text:a><text:span text:style-name="Emphasis"><text:span text:style-name="T231">,</text:span></text:span><text:span text:style-name="Emphasis"><text:span text:style-name="T228"> </text:span></text:span><text:span text:style-name="Strong_20_Emphasis"><text:span text:style-name="T49"><text:user-field-get style:data-style-name="N0" text:name="Releaseyear">2022</text:user-field-get></text:span></text:span><text:span text:style-name="Emphasis"><text:span text:style-name="T230">-</text:span></text:span><text:span text:style-name="Emphasis"><text:span text:style-name="T230"><text:date style:data-style-name="N10107" text:date-value="2023-08-12T19:22:57.641849708">2023</text:date></text:span></text:span><text:span text:style-name="Emphasis"><text:span text:style-name="T2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2T19:22:57.359205018">12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22:50.280337216</dc:date>
    <meta:keyword>Installatie</meta:keyword>
    <meta:keyword>Checklist</meta:keyword>
    <meta:keyword>Linux</meta:keyword>
    <meta:editing-cycles>6743</meta:editing-cycles>
    <meta:editing-duration>P11DT21H37M32S</meta:editing-duration>
    <dc:creator>Karel Zimmer</dc:creator>
    <meta:document-statistic meta:table-count="4" meta:image-count="0" meta:object-count="0" meta:page-count="4" meta:paragraph-count="73" meta:word-count="485" meta:character-count="3402" meta:non-whitespace-character-count="2948"/>
    <meta:user-defined meta:name="Info 1"/>
    <meta:user-defined meta:name="Info 2"/>
    <meta:user-defined meta:name="Info 3"/>
    <meta:user-defined meta:name="Info 4"/>
  </office:meta>
</office:document-meta>
</file>